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BTX in 2 Pages <text:s/></text:p>
      <text:p text:style-name="Standard"/>
      <text:p text:style-name="Standard">*A scalable, private, and offline-friendly Bitcoin L2—no tokens, no bridges, no compromises.* <text:s/></text:p>
      <text:p text:style-name="Standard"/>
      <text:p text:style-name="Standard">---</text:p>
      <text:p text:style-name="Standard"/>
      <text:p text:style-name="Standard">## **Why BTX?** <text:s/></text:p>
      <text:p text:style-name="Standard">Bitcoin faces two existential threats: <text:s/></text:p>
      <text:p text:style-name="Standard">1. **Miner fee collapse** as block rewards dwindle and HODLing reduces transactions. <text:s/></text:p>
      <text:p text:style-name="Standard">2. **Underfunded Core development**, risking long-term security. <text:s/></text:p>
      <text:p text:style-name="Standard"/>
      <text:p text:style-name="Standard">BTX solves both by anchoring a high-throughput DAG to Bitcoin, recycling fees to miners (15–50%) and Core devs (1%). <text:s/></text:p>
      <text:p text:style-name="Standard"/>
      <text:p text:style-name="Standard">---</text:p>
      <text:p text:style-name="Standard"/>
      <text:p text:style-name="Standard">## **How It Works** <text:s/></text:p>
      <text:p text:style-name="Standard">### **1. Bitcoin-Anchored DAG** <text:s/></text:p>
      <text:p text:style-name="Standard">- **Transactions**: Confirm 2 prior TXs in a DAG (parallel processing, ~10k TPS). <text:s/></text:p>
      <text:p text:style-name="Standard">- **Anchoring**: Snapshots hashed to Bitcoin every 1–12 blocks (volume-adjusted). <text:s/></text:p>
      <text:p text:style-name="Standard">- **Finality**: 5 seconds (local) + Bitcoin-backed (after 100 DAG confirmations). <text:s/></text:p>
      <text:p text:style-name="Standard"/>
      <text:p text:style-name="Standard">### **2. Incentive Alignment** <text:s/></text:p>
      <text:p text:style-name="Standard">| Recipient <text:s text:c="6"/>| Share of Fees | Purpose <text:s text:c="25"/>| <text:s/></text:p>
      <text:p text:style-name="Standard">|-----------------|--------------|----------------------------------| <text:s/></text:p>
      <text:p text:style-name="Standard">| Bitcoin Miners <text:s/>| 15–50% <text:s text:c="6"/>| Secure Bitcoin as rewards decline | <text:s/></text:p>
      <text:p text:style-name="Standard">| BTX Validators <text:s/>| 84% <text:s text:c="9"/>| Run Bitcoin full nodes <text:s text:c="10"/>| <text:s/></text:p>
      <text:p text:style-name="Standard">| Core Dev Fund <text:s text:c="2"/>| 1% (capped) <text:s/>| Fund Bitcoin Core development <text:s text:c="3"/>| <text:s/></text:p>
      <text:p text:style-name="Standard"/>
      <text:p text:style-name="Standard">### **3. Privacy &amp; Offline Use** <text:s/></text:p>
      <text:p text:style-name="Standard">- **Default**: Encrypted addresses, DAG obfuscation, and unlinkable mint/burn. <text:s/></text:p>
      <text:p text:style-name="Standard">- **Offline TXs**: Signed offline, finalized via SMS/mesh when connected. <text:s/></text:p>
      <text:p text:style-name="Standard"/>
      <text:p text:style-name="Standard">### **4. Dual Wallet Design** <text:s/></text:p>
      <text:p text:style-name="Standard">| <text:s text:c="15"/>| Human Wallets <text:s text:c="9"/>| AI Wallets <text:s text:c="14"/>| <text:s/></text:p>
      <text:p text:style-name="Standard">|----------------|------------------------|--------------------------| <text:s/></text:p>
      <text:p text:style-name="Standard">| **Use Case** <text:s text:c="2"/>| Retail payments <text:s text:c="7"/>| Machine microtransactions | <text:s/></text:p>
      <text:p text:style-name="Standard">| **Rules** <text:s text:c="5"/>| Whole MOTO units only <text:s/>| Sub-MOTO, batched TXs <text:s text:c="3"/>| <text:s/></text:p>
      <text:p text:style-name="Standard"/>
      <text:p text:style-name="Standard">---</text:p>
      <text:p text:style-name="Standard"/>
      <text:p text:style-name="Standard">## **Why Bitcoin Needs BTX** <text:s/></text:p>
      <text:p text:style-name="Standard">- **Sustains Security**: Fees from BTX’s high-volume DAG supplement miner revenue. <text:s/></text:p>
      <text:p text:style-name="Standard">- **Funds Core Devs**: Decentralized, transparent funding via Bitcoin-anchored hashes. <text:s/></text:p>
      <text:p text:style-name="Standard">- **Global Reach**: Works without internet (SMS/mesh). <text:s/></text:p>
      <text:p text:style-name="Standard"/>
      <text:p text:style-name="Standard">---</text:p>
      <text:p text:style-name="Standard"/>
      <text:p text:style-name="Standard">## **Get Involved** <text:s/></text:p>
      <text:p text:style-name="Standard">BTX is **100% open-source** (MIT). We need: <text:s/></text:p>
      <text:p text:style-name="Standard">- **Rust/Python devs** to build testnet components. <text:s/></text:p>
      <text:p text:style-name="Standard">- **Cryptographers** to audit privacy/fee models. <text:s/></text:p>
      <text:p text:style-name="Standard"><text:soft-page-break/>- **Community advocates** to share the vision. <text:s/></text:p>
      <text:p text:style-name="Standard"><text:s/></text:p>
      <text:p text:style-name="Standard"/>
      <text:p text:style-name="Standard">*No corporate control. No tokens. Just Bitcoin.*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 Bronge</meta:initial-creator>
    <meta:creation-date>2025-04-11T15:20:54</meta:creation-date>
    <meta:document-statistic meta:table-count="0" meta:image-count="0" meta:object-count="0" meta:page-count="2" meta:paragraph-count="41" meta:word-count="296" meta:character-count="2180"/>
    <dc:date>2025-04-11T15:22:15</dc:date>
    <dc:creator>Johan Bronge</dc:creator>
    <meta:editing-duration>PT1M21S</meta:editing-duration>
    <meta:editing-cycles>1</meta:editing-cycles>
    <meta:generator>OpenOffice/4.1.10$Unix OpenOffice.org_project/4110m2$Build-9807</meta:generator>
  </office:meta>
</office:document-meta>
</file>